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51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2.9139in"/>
    </style:style>
    <style:style style:name="Table1.B" style:family="table-column">
      <style:table-column-properties style:column-width="3.781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="0.05pt solid #dddddd"/>
    </style:style>
    <style:style style:name="Table1.B8" style:family="table-cell">
      <style:table-cell-properties style:vertical-align="middle" fo:padding="0.0833in" fo:border="0.05pt solid #dddddd"/>
    </style:style>
    <style:style style:name="Table1.A9" style:family="table-cell">
      <style:table-cell-properties style:vertical-align="middle" fo:padding="0.0833in" fo:border="0.05pt solid #dddddd"/>
    </style:style>
    <style:style style:name="Table1.B9" style:family="table-cell">
      <style:table-cell-properties style:vertical-align="middle" fo:padding="0.0833in" fo:border="0.05pt solid #dddddd"/>
    </style:style>
    <style:style style:name="Table1.A10" style:family="table-cell">
      <style:table-cell-properties style:vertical-align="middle" fo:padding="0.0833in" fo:border="0.05pt solid #dddddd"/>
    </style:style>
    <style:style style:name="Table1.B10" style:family="table-cell">
      <style:table-cell-properties style:vertical-align="middle" fo:padding="0.0833in" fo:border="0.05pt solid #dddddd"/>
    </style:style>
    <style:style style:name="Table2" style:family="table">
      <style:table-properties style:width="6.6951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3.0028in"/>
    </style:style>
    <style:style style:name="Table2.B" style:family="table-column">
      <style:table-column-properties style:column-width="3.6924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3" style:family="table">
      <style:table-properties style:width="6.6931in" table:align="left" fo:background-color="transparent">
        <style:background-image/>
      </style:table-properties>
    </style:style>
    <style:style style:name="Table3.A" style:family="table-column">
      <style:table-column-properties style:column-width="0.6854in"/>
    </style:style>
    <style:style style:name="Table3.B" style:family="table-column">
      <style:table-column-properties style:column-width="6.0076in"/>
    </style:style>
    <style:style style:name="Table3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3.A2" style:family="table-cell">
      <style:table-cell-properties style:vertical-align="middle" fo:padding="0.0833in" fo:border="0.05pt solid #dddddd"/>
    </style:style>
    <style:style style:name="Table3.B2" style:family="table-cell">
      <style:table-cell-properties style:vertical-align="middle" fo:padding="0.0833in" fo:border="0.05pt solid #dddddd"/>
    </style:style>
    <style:style style:name="Table3.A3" style:family="table-cell">
      <style:table-cell-properties style:vertical-align="middle" fo:padding="0.0833in" fo:border="0.05pt solid #dddddd"/>
    </style:style>
    <style:style style:name="Table3.B3" style:family="table-cell">
      <style:table-cell-properties style:vertical-align="middle" fo:padding="0.0833in" fo:border="0.05pt solid #dddddd"/>
    </style:style>
    <style:style style:name="Table3.A4" style:family="table-cell">
      <style:table-cell-properties style:vertical-align="middle" fo:padding="0.0833in" fo:border="0.05pt solid #dddddd"/>
    </style:style>
    <style:style style:name="Table3.B4" style:family="table-cell">
      <style:table-cell-properties style:vertical-align="middle" fo:padding="0.0833in" fo:border="0.05pt solid #dddddd"/>
    </style:style>
    <style:style style:name="Table3.A5" style:family="table-cell">
      <style:table-cell-properties style:vertical-align="middle" fo:padding="0.0833in" fo:border="0.05pt solid #dddddd"/>
    </style:style>
    <style:style style:name="Table3.B5" style:family="table-cell">
      <style:table-cell-properties style:vertical-align="middle" fo:padding="0.0833in" fo:border="0.05pt solid #dddddd"/>
    </style:style>
    <style:style style:name="Table4" style:family="table">
      <style:table-properties style:width="6.6931in" table:align="left" fo:background-color="transparent">
        <style:background-image/>
      </style:table-properties>
    </style:style>
    <style:style style:name="Table4.A" style:family="table-column">
      <style:table-column-properties style:column-width="0.5222in"/>
    </style:style>
    <style:style style:name="Table4.B" style:family="table-column">
      <style:table-column-properties style:column-width="6.1708in"/>
    </style:style>
    <style:style style:name="Table4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4.A2" style:family="table-cell">
      <style:table-cell-properties style:vertical-align="middle" fo:padding="0.0833in" fo:border="0.05pt solid #dddddd"/>
    </style:style>
    <style:style style:name="Table4.B2" style:family="table-cell">
      <style:table-cell-properties style:vertical-align="middle" fo:padding="0.0833in" fo:border="0.05pt solid #dddddd"/>
    </style:style>
    <style:style style:name="Table4.A3" style:family="table-cell">
      <style:table-cell-properties style:vertical-align="middle" fo:padding="0.0833in" fo:border="0.05pt solid #dddddd"/>
    </style:style>
    <style:style style:name="Table4.B3" style:family="table-cell">
      <style:table-cell-properties style:vertical-align="middle" fo:padding="0.0833in" fo:border="0.05pt solid #dddddd"/>
    </style:style>
    <style:style style:name="Table4.A4" style:family="table-cell">
      <style:table-cell-properties style:vertical-align="middle" fo:padding="0.0833in" fo:border="0.05pt solid #dddddd"/>
    </style:style>
    <style:style style:name="Table4.B4" style:family="table-cell">
      <style:table-cell-properties style:vertical-align="middle" fo:padding="0.0833in" fo:border="0.05pt solid #dddddd"/>
    </style:style>
    <style:style style:name="Table4.A5" style:family="table-cell">
      <style:table-cell-properties style:vertical-align="middle" fo:padding="0.0833in" fo:border="0.05pt solid #dddddd"/>
    </style:style>
    <style:style style:name="Table4.B5" style:family="table-cell">
      <style:table-cell-properties style:vertical-align="middle" fo:padding="0.0833in" fo:border="0.05pt solid #dddddd"/>
    </style:style>
    <style:style style:name="Table4.A6" style:family="table-cell">
      <style:table-cell-properties style:vertical-align="middle" fo:padding="0.0833in" fo:border="0.05pt solid #dddddd"/>
    </style:style>
    <style:style style:name="Table4.B6" style:family="table-cell">
      <style:table-cell-properties style:vertical-align="middle" fo:padding="0.0833in" fo:border="0.05pt solid #dddddd"/>
    </style:style>
    <style:style style:name="Table5" style:family="table">
      <style:table-properties style:width="6.2993in" table:align="left" fo:background-color="transparent">
        <style:background-image/>
      </style:table-properties>
    </style:style>
    <style:style style:name="Table5.A" style:family="table-column">
      <style:table-column-properties style:column-width="0.5222in"/>
    </style:style>
    <style:style style:name="Table5.B" style:family="table-column">
      <style:table-column-properties style:column-width="5.7771in"/>
    </style:style>
    <style:style style:name="Table5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5.A2" style:family="table-cell">
      <style:table-cell-properties style:vertical-align="middle" fo:padding="0.0833in" fo:border="0.05pt solid #dddddd"/>
    </style:style>
    <style:style style:name="Table5.B2" style:family="table-cell">
      <style:table-cell-properties style:vertical-align="middle" fo:padding="0.0833in" fo:border="0.05pt solid #dddddd"/>
    </style:style>
    <style:style style:name="Table5.A3" style:family="table-cell">
      <style:table-cell-properties style:vertical-align="middle" fo:padding="0.0833in" fo:border="0.05pt solid #dddddd"/>
    </style:style>
    <style:style style:name="Table5.B3" style:family="table-cell">
      <style:table-cell-properties style:vertical-align="middle" fo:padding="0.0833in" fo:border="0.05pt solid #dddddd"/>
    </style:style>
    <style:style style:name="Table5.A4" style:family="table-cell">
      <style:table-cell-properties style:vertical-align="middle" fo:padding="0.0833in" fo:border="0.05pt solid #dddddd"/>
    </style:style>
    <style:style style:name="Table5.B4" style:family="table-cell">
      <style:table-cell-properties style:vertical-align="middle" fo:padding="0.0833in" fo:border="0.05pt solid #dddddd"/>
    </style:style>
    <style:style style:name="Table5.A5" style:family="table-cell">
      <style:table-cell-properties style:vertical-align="middle" fo:padding="0.0833in" fo:border="0.05pt solid #dddddd"/>
    </style:style>
    <style:style style:name="Table5.B5" style:family="table-cell">
      <style:table-cell-properties style:vertical-align="middle" fo:padding="0.0833in" fo:border="0.05pt solid #dddddd"/>
    </style:style>
    <style:style style:name="Table5.A6" style:family="table-cell">
      <style:table-cell-properties style:vertical-align="middle" fo:padding="0.0833in" fo:border="0.05pt solid #dddddd"/>
    </style:style>
    <style:style style:name="Table5.B6" style:family="table-cell">
      <style:table-cell-properties style:vertical-align="middle" fo:padding="0.0833in" fo:border="0.05pt solid #dddddd"/>
    </style:style>
    <style:style style:name="Table5.A7" style:family="table-cell">
      <style:table-cell-properties style:vertical-align="middle" fo:padding="0.0833in" fo:border="0.05pt solid #dddddd"/>
    </style:style>
    <style:style style:name="Table5.B7" style:family="table-cell">
      <style:table-cell-properties style:vertical-align="middle" fo:padding="0.0833in" fo:border="0.05pt solid #dddddd"/>
    </style:style>
    <style:style style:name="Table5.A8" style:family="table-cell">
      <style:table-cell-properties style:vertical-align="middle" fo:padding="0.0833in" fo:border="0.05pt solid #dddddd"/>
    </style:style>
    <style:style style:name="Table5.B8" style:family="table-cell">
      <style:table-cell-properties style:vertical-align="middle" fo:padding="0.0833in" fo:border="0.05pt solid #dddddd"/>
    </style:style>
    <style:style style:name="Table5.A9" style:family="table-cell">
      <style:table-cell-properties style:vertical-align="middle" fo:padding="0.0833in" fo:border="0.05pt solid #dddddd"/>
    </style:style>
    <style:style style:name="Table5.B9" style:family="table-cell">
      <style:table-cell-properties style:vertical-align="middle" fo:padding="0.0833in" fo:border="0.05pt solid #dddddd"/>
    </style:style>
    <style:style style:name="P1" style:family="paragraph" style:parent-style-name="Table_20_Contents">
      <style:paragraph-properties fo:margin-top="0in" fo:margin-bottom="0.1965in" style:contextual-spacing="false" fo:line-height="142%" fo:padding="0in" fo:border="none"/>
    </style:style>
    <style:style style:name="P2" style:family="paragraph" style:parent-style-name="Table_20_Contents">
      <style:paragraph-properties fo:margin-top="0in" fo:margin-bottom="0.1965in" style:contextual-spacing="false" style:line-height-at-least="0.25in" fo:text-align="justify" style:justify-single-word="false" fo:padding="0in" fo:border="none"/>
      <style:text-properties fo:color="#000000" style:font-name="Times New Roman" fo:font-size="12pt" style:font-size-asian="12pt" style:font-size-complex="12pt"/>
    </style:style>
    <style:style style:name="P3" style:family="paragraph" style:parent-style-name="Table_20_Contents">
      <style:paragraph-properties fo:margin-top="0in" fo:margin-bottom="0.1965in" style:contextual-spacing="false" fo:line-height="142%" fo:padding="0in" fo:border="none"/>
      <style:text-properties fo:color="#313131" style:text-line-through-style="none" style:text-line-through-type="none" style:font-name="Times New Roman" fo:font-size="12pt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Preformatted_20_Text">
      <style:paragraph-properties fo:margin-top="0in" fo:margin-bottom="0.1965in" style:contextual-spacing="false" style:line-height-at-least="0.25in" fo:text-align="justify" style:justify-single-word="false" fo:padding="0in" fo:border="none"/>
      <style:text-properties fo:font-variant="normal" fo:text-transform="none" fo:color="#313131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Preformatted_20_Text">
      <style:paragraph-properties fo:margin-top="0in" fo:margin-bottom="0.1965in" style:contextual-spacing="false"/>
      <style:text-properties style:font-name="Times New Roman" fo:font-size="12pt" style:font-size-asian="12pt" style:font-size-complex="12pt"/>
    </style:style>
    <style:style style:name="P7" style:family="paragraph" style:parent-style-name="Preformatted_20_Text">
      <style:paragraph-properties fo:margin-top="0in" fo:margin-bottom="0.1965in" style:contextual-spacing="false"/>
      <style:text-properties style:font-name="Times New Roman" fo:font-size="12pt" officeooo:paragraph-rsid="001b709a" style:font-size-asian="12pt" style:font-size-complex="12pt"/>
    </style:style>
    <style:style style:name="P8" style:family="paragraph" style:parent-style-name="Preformatted_20_Text">
      <style:paragraph-properties fo:margin-top="0in" fo:margin-bottom="0.1965in" style:contextual-spacing="false"/>
      <style:text-properties style:font-name="Times New Roman" fo:font-size="12pt" fo:font-weight="bold" officeooo:rsid="0015fbfa" officeooo:paragraph-rsid="0015fbfa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top="0in" fo:margin-bottom="0.1965in" style:contextual-spacing="false"/>
      <style:text-properties style:font-name="Times New Roman" fo:font-size="12pt" fo:font-weight="normal" officeooo:rsid="0015fbfa" officeooo:paragraph-rsid="0015fbfa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in" fo:margin-bottom="0.1965in" style:contextual-spacing="false"/>
      <style:text-properties style:font-name="Times New Roman" fo:font-size="12pt" fo:font-weight="normal" officeooo:rsid="00178529" officeooo:paragraph-rsid="00178529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0ba91b"/>
    </style:style>
    <style:style style:name="P12" style:family="paragraph" style:parent-style-name="Preformatted_20_Text">
      <style:paragraph-properties fo:margin-top="0in" fo:margin-bottom="0.1965in" style:contextual-spacing="false" style:line-height-at-least="0in"/>
      <style:text-properties officeooo:paragraph-rsid="000ba91b"/>
    </style:style>
    <style:style style:name="P13" style:family="paragraph" style:parent-style-name="Preformatted_20_Text">
      <style:paragraph-properties fo:margin-top="0in" fo:margin-bottom="0.1965in" style:contextual-spacing="false" style:line-height-at-least="0in"/>
      <style:text-properties officeooo:paragraph-rsid="000da25c"/>
    </style:style>
    <style:style style:name="P14" style:family="paragraph" style:parent-style-name="Preformatted_20_Text">
      <style:paragraph-properties fo:margin-top="0in" fo:margin-bottom="0.1965in" style:contextual-spacing="false" style:line-height-at-least="0in"/>
      <style:text-properties officeooo:paragraph-rsid="0013f21e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paragraph-rsid="000f35e1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paragraph-rsid="0013f21e"/>
    </style:style>
    <style:style style:name="P17" style:family="paragraph" style:parent-style-name="Preformatted_20_Text">
      <style:paragraph-properties fo:margin-top="0in" fo:margin-bottom="0.1965in" style:contextual-spacing="false"/>
      <style:text-properties officeooo:paragraph-rsid="00154756"/>
    </style:style>
    <style:style style:name="P18" style:family="paragraph" style:parent-style-name="Preformatted_20_Text">
      <style:paragraph-properties fo:margin-top="0in" fo:margin-bottom="0.1965in" style:contextual-spacing="false"/>
      <style:text-properties officeooo:paragraph-rsid="0015fbfa"/>
    </style:style>
    <style:style style:name="P19" style:family="paragraph" style:parent-style-name="Preformatted_20_Text">
      <style:paragraph-properties fo:margin-top="0in" fo:margin-bottom="0.1965in" style:contextual-spacing="false"/>
      <style:text-properties officeooo:paragraph-rsid="001b709a"/>
    </style:style>
    <style:style style:name="P20" style:family="paragraph" style:parent-style-name="Preformatted_20_Text">
      <style:paragraph-properties fo:margin-top="0in" fo:margin-bottom="0.1965in" style:contextual-spacing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" fo:font-size="12pt" style:font-size-asian="12pt" style:font-size-complex="12pt"/>
    </style:style>
    <style:style style:name="P21" style:family="paragraph" style:parent-style-name="Table_20_Heading">
      <style:paragraph-properties fo:line-height="142%" fo:text-align="center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Times New Roman" fo:font-size="12pt" fo:font-weight="bold" officeooo:rsid="00081806" officeooo:paragraph-rsid="00081806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Times New Roman" fo:font-size="12pt" style:font-size-asian="12pt" style:font-size-complex="12pt"/>
    </style:style>
    <style:style style:name="P25" style:family="paragraph" style:parent-style-name="Table_20_Contents">
      <style:paragraph-properties fo:line-height="142%"/>
      <style:text-properties style:font-name="Times New Roman" fo:font-size="12pt" style:font-size-asian="12pt" style:font-size-complex="12pt"/>
    </style:style>
    <style:style style:name="P26" style:family="paragraph" style:parent-style-name="Table_20_Contents">
      <style:paragraph-properties fo:line-height="142%" fo:text-align="center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8" style:family="paragraph" style:parent-style-name="Preformatted_20_Text">
      <style:text-properties fo:font-weight="bold" officeooo:rsid="00081806" style:font-weight-asian="bold" style:font-weight-complex="bold"/>
    </style:style>
    <style:style style:name="P29" style:family="paragraph" style:parent-style-name="Preformatted_20_Text">
      <style:text-properties fo:font-weight="bold" officeooo:rsid="00081806" officeooo:paragraph-rsid="00081806" style:font-weight-asian="bold" style:font-weight-complex="bold"/>
    </style:style>
    <style:style style:name="P30" style:family="paragraph" style:parent-style-name="Preformatted_20_Text">
      <style:text-properties fo:font-weight="bold" officeooo:rsid="00081806" officeooo:paragraph-rsid="00185c32" style:font-weight-asian="bold" style:font-weight-complex="bold"/>
    </style:style>
    <style:style style:name="P31" style:family="paragraph" style:parent-style-name="Preformatted_20_Text">
      <style:text-properties style:font-name="Times New Roman" fo:font-size="12pt" style:font-size-asian="12pt" style:font-size-complex="12pt"/>
    </style:style>
    <style:style style:name="P32" style:family="paragraph" style:parent-style-name="Preformatted_20_Text">
      <style:text-properties style:font-name="Times New Roman" fo:font-size="12pt" officeooo:rsid="0005cc09" officeooo:paragraph-rsid="0005cc09" style:font-size-asian="12pt" style:font-size-complex="12pt"/>
    </style:style>
    <style:style style:name="P33" style:family="paragraph" style:parent-style-name="Preformatted_20_Text">
      <style:text-properties style:font-name="Times New Roman" fo:font-size="12pt" officeooo:paragraph-rsid="00081806" style:font-size-asian="12pt" style:font-size-complex="12pt"/>
    </style:style>
    <style:style style:name="P34" style:family="paragraph" style:parent-style-name="Preformatted_20_Text">
      <style:text-properties style:font-name="Times New Roman" fo:font-size="12pt" officeooo:rsid="0009d737" officeooo:paragraph-rsid="0009d737" style:font-size-asian="12pt" style:font-size-complex="12pt"/>
    </style:style>
    <style:style style:name="P35" style:family="paragraph" style:parent-style-name="Preformatted_20_Text">
      <style:text-properties style:font-name="Times New Roman" fo:font-size="12pt" fo:font-weight="bold" officeooo:rsid="0009d737" officeooo:paragraph-rsid="0009d737" style:font-size-asian="12pt" style:font-weight-asian="bold" style:font-size-complex="12pt" style:font-weight-complex="bold"/>
    </style:style>
    <style:style style:name="P36" style:family="paragraph" style:parent-style-name="Preformatted_20_Text">
      <style:text-properties style:font-name="Times New Roman" fo:font-size="12pt" fo:font-weight="bold" officeooo:rsid="00185c32" officeooo:paragraph-rsid="00185c32" style:font-size-asian="12pt" style:font-weight-asian="bold" style:font-size-complex="12pt" style:font-weight-complex="bold"/>
    </style:style>
    <style:style style:name="P37" style:family="paragraph" style:parent-style-name="Preformatted_20_Text">
      <style:paragraph-properties fo:margin-top="0.1563in" fo:margin-bottom="0.1043in" style:contextual-spacing="false" style:line-height-at-least="0.1665in" fo:orphans="2" fo:widows="2" fo:background-color="#eeeeee" fo:padding="0.052in" fo:border="0.06pt solid #d6d6d6">
        <style:background-image/>
      </style:paragraph-properties>
      <style:text-properties fo:font-variant="normal" fo:text-transform="none" fo:color="#313131" style:font-name="Times New Roman" fo:font-size="12pt" fo:letter-spacing="normal" style:font-size-asian="12pt" style:font-size-complex="12pt"/>
    </style:style>
    <style:style style:name="P38" style:family="paragraph" style:parent-style-name="Preformatted_20_Text">
      <style:paragraph-properties fo:margin-top="0.1563in" fo:margin-bottom="0.1043in" style:contextual-spacing="false" style:line-height-at-least="0.1665in" fo:orphans="2" fo:widows="2" fo:background-color="#eeeeee" fo:padding="0.052in" fo:border="0.06pt solid #d6d6d6">
        <style:background-image/>
      </style:paragraph-properties>
      <style:text-properties fo:font-variant="normal" fo:text-transform="none" fo:color="#313131" style:font-name="Times New Roman" fo:font-size="12pt" fo:letter-spacing="normal" officeooo:paragraph-rsid="001a867b" style:font-size-asian="12pt" style:font-size-complex="12pt"/>
    </style:style>
    <style:style style:name="P39" style:family="paragraph" style:parent-style-name="Preformatted_20_Text">
      <style:paragraph-properties fo:margin-top="0.1563in" fo:margin-bottom="0.1043in" style:contextual-spacing="false" style:line-height-at-least="0.1665in" fo:orphans="2" fo:widows="2" fo:background-color="#eeeeee" fo:padding="0.052in" fo:border="0.06pt solid #d6d6d6">
        <style:background-image/>
      </style:paragraph-properties>
      <style:text-properties fo:font-variant="normal" fo:text-transform="none" fo:color="#313131" style:font-name="Times New Roman" fo:font-size="12pt" fo:letter-spacing="normal" fo:font-style="normal" fo:font-weight="normal" style:font-size-asian="12pt" style:font-size-complex="12pt"/>
    </style:style>
    <style:style style:name="P40" style:family="paragraph" style:parent-style-name="Preformatted_20_Text">
      <style:paragraph-properties fo:margin-top="0.1563in" fo:margin-bottom="0.1043in" style:contextual-spacing="false" style:line-height-at-least="0.1665in" fo:orphans="2" fo:widows="2" fo:background-color="#eeeeee" fo:padding="0.052in" fo:border="0.06pt solid #d6d6d6">
        <style:background-image/>
      </style:paragraph-properties>
      <style:text-properties style:font-name="Times New Roman" fo:font-size="12pt" style:font-size-asian="12pt" style:font-size-complex="12pt"/>
    </style:style>
    <style:style style:name="P41" style:family="paragraph" style:parent-style-name="Heading_20_2">
      <style:text-properties fo:font-variant="normal" fo:text-transform="none" fo:color="#121214" style:font-name="Times New Roman" fo:font-size="12pt" fo:letter-spacing="-0.0102in" fo:font-style="normal" fo:font-weight="normal" style:font-size-asian="12pt" style:font-weight-asian="bold" style:font-size-complex="12pt" style:font-weight-complex="bold"/>
    </style:style>
    <style:style style:name="P42" style:family="paragraph" style:parent-style-name="Heading_20_3">
      <style:text-properties fo:font-weight="bold" officeooo:rsid="00081806" officeooo:paragraph-rsid="00081806" style:font-weight-asian="bold" style:font-weight-complex="bold"/>
    </style:style>
    <style:style style:name="P43" style:family="paragraph" style:parent-style-name="Heading_20_3">
      <style:text-properties style:font-name="Times New Roman" fo:font-size="12pt" officeooo:paragraph-rsid="00081806" style:font-size-asian="12pt" style:font-size-complex="12pt"/>
    </style:style>
    <style:style style:name="P44" style:family="paragraph" style:parent-style-name="Preformatted_20_Text">
      <style:paragraph-properties fo:margin-top="0.1563in" fo:margin-bottom="0.1043in" style:contextual-spacing="false" style:line-height-at-least="0.1665in" fo:orphans="2" fo:widows="2" fo:background-color="#eeeeee" fo:padding="0.052in" fo:border="0.06pt solid #d6d6d6">
        <style:background-image/>
      </style:paragraph-properties>
      <style:text-properties fo:font-variant="normal" fo:text-transform="none" fo:color="#313131" style:font-name="Times New Roman" fo:font-size="12pt" fo:letter-spacing="normal" officeooo:paragraph-rsid="001e3db3" style:font-size-asian="12pt" style:font-size-complex="12pt"/>
    </style:style>
    <style:style style:name="T1" style:family="text">
      <style:text-properties fo:color="#313131" style:text-line-through-style="none" style:text-line-through-type="none" style:font-name="Times New Roman" fo:font-size="12pt" style:text-underline-style="none" fo:font-weight="bold" style:text-blinking="false" fo:background-color="transparent" loext:char-shading-value="0" style:font-size-asian="12pt" style:font-size-complex="12pt"/>
    </style:style>
    <style:style style:name="T2" style:family="text">
      <style:text-properties fo:font-weight="bold"/>
    </style:style>
    <style:style style:name="T3" style:family="text">
      <style:text-properties fo:color="#666600"/>
    </style:style>
    <style:style style:name="T4" style:family="text">
      <style:text-properties fo:color="#666600" fo:font-style="normal" fo:font-weight="normal"/>
    </style:style>
    <style:style style:name="T5" style:family="text">
      <style:text-properties fo:color="#666600" fo:font-style="normal" fo:font-weight="normal" officeooo:rsid="0019b3e4"/>
    </style:style>
    <style:style style:name="T6" style:family="text">
      <style:text-properties fo:color="#666600" fo:font-style="normal" fo:font-weight="normal" officeooo:rsid="001e3db3"/>
    </style:style>
    <style:style style:name="T7" style:family="text">
      <style:text-properties fo:color="#000088" fo:font-style="normal" fo:font-weight="normal"/>
    </style:style>
    <style:style style:name="T8" style:family="text">
      <style:text-properties fo:color="#7f0055"/>
    </style:style>
    <style:style style:name="T9" style:family="text">
      <style:text-properties fo:color="#7f0055" fo:font-style="normal" fo:font-weight="normal"/>
    </style:style>
    <style:style style:name="T10" style:family="text">
      <style:text-properties fo:color="#006666" fo:font-style="normal" fo:font-weight="normal"/>
    </style:style>
    <style:style style:name="T11" style:family="text">
      <style:text-properties fo:color="#008800" fo:font-style="normal" fo:font-weight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0ba91b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0f35e1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0da25c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13f21e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1525ff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154756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15fbfa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185c32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style:font-name="Times New Roman" fo:font-size="12pt" officeooo:rsid="001b709a" style:font-size-asian="12pt" style:font-size-complex="12pt"/>
    </style:style>
    <style:style style:name="T25" style:family="text">
      <style:text-properties style:font-name="Times New Roman" fo:font-size="12pt" fo:font-weight="bold" officeooo:rsid="000ba91b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font-weight="bold" officeooo:rsid="000f35e1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font-weight="bold" officeooo:rsid="0013f21e" style:font-size-asian="12pt" style:font-weight-asian="bold" style:font-size-complex="12pt" style:font-weight-complex="bold"/>
    </style:style>
    <style:style style:name="T28" style:family="text">
      <style:text-properties style:font-name="Times New Roman" fo:font-size="12pt" fo:font-weight="bold" officeooo:rsid="00154756" style:font-size-asian="12pt" style:font-weight-asian="bold" style:font-size-complex="12pt" style:font-weight-complex="bold"/>
    </style:style>
    <style:style style:name="T29" style:family="text">
      <style:text-properties fo:font-style="normal" fo:font-weight="normal"/>
    </style:style>
    <style:style style:name="T30" style:family="text">
      <style:text-properties fo:font-style="normal" fo:font-weight="normal" officeooo:rsid="0019b3e4"/>
    </style:style>
    <style:style style:name="T31" style:family="text">
      <style:text-properties fo:font-style="normal" fo:font-weight="normal" officeooo:rsid="001a21c8"/>
    </style:style>
    <style:style style:name="T32" style:family="text">
      <style:text-properties officeooo:rsid="00103ecc"/>
    </style:style>
    <style:style style:name="T33" style:family="text">
      <style:text-properties fo:font-variant="normal" fo:text-transform="none" fo:color="#313131" fo:letter-spacing="normal"/>
    </style:style>
    <style:style style:name="T34" style:family="text">
      <style:text-properties fo:font-variant="normal" fo:text-transform="none" fo:color="#313131" fo:letter-spacing="normal" fo:font-style="normal" fo:font-weight="normal"/>
    </style:style>
    <style:style style:name="T35" style:family="text">
      <style:text-properties fo:font-variant="normal" fo:text-transform="none" fo:color="#666600" fo:letter-spacing="normal" fo:font-style="normal" fo:font-weight="normal"/>
    </style:style>
    <style:style style:name="T36" style:family="text">
      <style:text-properties fo:font-variant="normal" fo:text-transform="none" fo:color="#7f0055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2">Arithmetic Operator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Operator</text:p>
          </table:table-cell>
          <table:table-cell table:style-name="Table1.A1" office:value-type="string">
            <text:p text:style-name="P21">Example</text:p>
          </table:table-cell>
        </table:table-row>
        <table:table-row>
          <table:table-cell table:style-name="Table1.A2" office:value-type="string">
            <text:p text:style-name="P26">+</text:p>
          </table:table-cell>
          <table:table-cell table:style-name="Table1.B2" office:value-type="string">
            <text:p text:style-name="P25">(+ 1 2) will give 3</text:p>
          </table:table-cell>
        </table:table-row>
        <table:table-row>
          <table:table-cell table:style-name="Table1.A3" office:value-type="string">
            <text:p text:style-name="P26">−</text:p>
          </table:table-cell>
          <table:table-cell table:style-name="Table1.B3" office:value-type="string">
            <text:p text:style-name="P25">(- 2 1) will give 1</text:p>
          </table:table-cell>
        </table:table-row>
        <table:table-row>
          <table:table-cell table:style-name="Table1.A4" office:value-type="string">
            <text:p text:style-name="P26">*</text:p>
          </table:table-cell>
          <table:table-cell table:style-name="Table1.B4" office:value-type="string">
            <text:p text:style-name="P25">(* 2 2) will give 4</text:p>
          </table:table-cell>
        </table:table-row>
        <table:table-row>
          <table:table-cell table:style-name="Table1.A5" office:value-type="string">
            <text:p text:style-name="P26">/</text:p>
          </table:table-cell>
          <table:table-cell table:style-name="Table1.B5" office:value-type="string">
            <text:p text:style-name="P25">(float (/ 3 2)) will give 1.5</text:p>
          </table:table-cell>
        </table:table-row>
        <table:table-row>
          <table:table-cell table:style-name="Table1.A6" office:value-type="string">
            <text:p text:style-name="P26">inc</text:p>
          </table:table-cell>
          <table:table-cell table:style-name="Table1.B6" office:value-type="string">
            <text:p text:style-name="P25">inc 5 will give 6</text:p>
          </table:table-cell>
        </table:table-row>
        <table:table-row>
          <table:table-cell table:style-name="Table1.A7" office:value-type="string">
            <text:p text:style-name="P26">dec</text:p>
          </table:table-cell>
          <table:table-cell table:style-name="Table1.B7" office:value-type="string">
            <text:p text:style-name="P25">dec 5 will give 4</text:p>
          </table:table-cell>
        </table:table-row>
        <table:table-row>
          <table:table-cell table:style-name="Table1.A8" office:value-type="string">
            <text:p text:style-name="P26">max</text:p>
          </table:table-cell>
          <table:table-cell table:style-name="Table1.B8" office:value-type="string">
            <text:p text:style-name="P25">max 1 2 3 will return 3</text:p>
          </table:table-cell>
        </table:table-row>
        <table:table-row>
          <table:table-cell table:style-name="Table1.A9" office:value-type="string">
            <text:p text:style-name="P26">min</text:p>
          </table:table-cell>
          <table:table-cell table:style-name="Table1.B9" office:value-type="string">
            <text:p text:style-name="P25">min 1 2 3 will return 1</text:p>
          </table:table-cell>
        </table:table-row>
        <table:table-row>
          <table:table-cell table:style-name="Table1.A10" office:value-type="string">
            <text:p text:style-name="P26">rem</text:p>
          </table:table-cell>
          <table:table-cell table:style-name="Table1.B10" office:value-type="string">
            <text:p text:style-name="P25">rem 3 2 will give 1</text:p>
          </table:table-cell>
        </table:table-row>
      </table:table>
      <text:p text:style-name="P24"/>
      <text:p text:style-name="P31">(ns clojure.examples.hello</text:p>
      <text:p text:style-name="P31"><text:s text:c="3"/>(:gen-class))</text:p>
      <text:p text:style-name="P31">;; This program displays Hello World</text:p>
      <text:p text:style-name="P31">(defn Example []</text:p>
      <text:p text:style-name="P31"><text:s text:c="3"/>(def x (+ 2 2))</text:p>
      <text:p text:style-name="P31"><text:s text:c="3"/>(println x)</text:p>
      <text:p text:style-name="P31"><text:s text:c="3"/></text:p>
      <text:p text:style-name="P31"><text:s text:c="3"/>(def x (- 2 1))</text:p>
      <text:p text:style-name="P31"><text:s text:c="3"/>(println x)</text:p>
      <text:p text:style-name="P31"><text:s text:c="3"/></text:p>
      <text:p text:style-name="P31"><text:s text:c="3"/>(def x (* 2 2))</text:p>
      <text:p text:style-name="P31"><text:s text:c="3"/>(println x)</text:p>
      <text:p text:style-name="P31"><text:s text:c="3"/></text:p>
      <text:p text:style-name="P31"><text:s text:c="3"/>(def x (float(/ 2 1)))</text:p>
      <text:p text:style-name="P31"><text:s text:c="3"/>(println x)</text:p>
      <text:p text:style-name="P31"><text:s text:c="3"/></text:p>
      <text:p text:style-name="P31"><text:s text:c="3"/>(def x (inc 2))</text:p>
      <text:p text:style-name="P31"><text:s text:c="3"/>(println x)</text:p>
      <text:p text:style-name="P31"><text:s text:c="3"/></text:p>
      <text:p text:style-name="P31"><text:s text:c="3"/>(def x (dec 2))</text:p>
      <text:p text:style-name="P31"><text:s text:c="3"/>(println x)</text:p>
      <text:p text:style-name="P31"><text:s text:c="3"/></text:p>
      <text:p text:style-name="P31"><text:s text:c="3"/>(def x (max 1 2 3))</text:p>
      <text:p text:style-name="P31"><text:s text:c="3"/>(println x)</text:p>
      <text:p text:style-name="P31"><text:s text:c="3"/></text:p>
      <text:p text:style-name="P31"><text:s text:c="3"/>(def x (min 1 2 3))</text:p>
      <text:p text:style-name="P31"><text:s text:c="3"/>(println x)</text:p>
      <text:p text:style-name="P31"><text:s text:c="3"/></text:p>
      <text:p text:style-name="P31"><text:s text:c="3"/>(def x (rem 3 2))</text:p>
      <text:p text:style-name="P31"><text:s text:c="3"/>(println x))</text:p>
      <text:p text:style-name="P6"><text:soft-page-break/>(Example)</text:p>
      <text:p text:style-name="P24"/>
      <text:p text:style-name="P24"/>
      <text:p text:style-name="P22">Relational Operator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Operator</text:p>
          </table:table-cell>
          <table:table-cell table:style-name="Table2.A1" office:value-type="string">
            <text:p text:style-name="P21">Example</text:p>
          </table:table-cell>
        </table:table-row>
        <table:table-row>
          <table:table-cell table:style-name="Table2.A2" office:value-type="string">
            <text:p text:style-name="P26">=</text:p>
          </table:table-cell>
          <table:table-cell table:style-name="Table2.B2" office:value-type="string">
            <text:p text:style-name="P25">(= 2 2) will give true</text:p>
          </table:table-cell>
        </table:table-row>
        <table:table-row>
          <table:table-cell table:style-name="Table2.A3" office:value-type="string">
            <text:p text:style-name="P26">not=</text:p>
          </table:table-cell>
          <table:table-cell table:style-name="Table2.B3" office:value-type="string">
            <text:p text:style-name="P25">(not = 3 2) will give true</text:p>
          </table:table-cell>
        </table:table-row>
        <table:table-row>
          <table:table-cell table:style-name="Table2.A4" office:value-type="string">
            <text:p text:style-name="P26">&lt;</text:p>
          </table:table-cell>
          <table:table-cell table:style-name="Table2.B4" office:value-type="string">
            <text:p text:style-name="P25">(&lt; 2 3) will give true</text:p>
          </table:table-cell>
        </table:table-row>
        <table:table-row>
          <table:table-cell table:style-name="Table2.A5" office:value-type="string">
            <text:p text:style-name="P26">&lt;=</text:p>
          </table:table-cell>
          <table:table-cell table:style-name="Table2.B5" office:value-type="string">
            <text:p text:style-name="P25">(&lt;= 2 3) will give true</text:p>
          </table:table-cell>
        </table:table-row>
        <table:table-row>
          <table:table-cell table:style-name="Table2.A6" office:value-type="string">
            <text:p text:style-name="P26">&gt;</text:p>
          </table:table-cell>
          <table:table-cell table:style-name="Table2.B6" office:value-type="string">
            <text:p text:style-name="P25">(&gt; 3 2) will give true</text:p>
          </table:table-cell>
        </table:table-row>
        <table:table-row>
          <table:table-cell table:style-name="Table2.A7" office:value-type="string">
            <text:p text:style-name="P26">&gt;=</text:p>
          </table:table-cell>
          <table:table-cell table:style-name="Table2.B7" office:value-type="string">
            <text:p text:style-name="P25">(&gt;= 3 2) will give true</text:p>
          </table:table-cell>
        </table:table-row>
      </table:table>
      <text:p text:style-name="P24"/>
      <text:p text:style-name="P24"/>
      <text:p text:style-name="P31">(ns clojure.examples.hello</text:p>
      <text:p text:style-name="P31"><text:s text:c="3"/>(:gen-class))</text:p>
      <text:p text:style-name="P31"/>
      <text:p text:style-name="P31">;; This program displays Hello World</text:p>
      <text:p text:style-name="P31">(defn Example []</text:p>
      <text:p text:style-name="P31"><text:s text:c="3"/>(def x (= 2 2))</text:p>
      <text:p text:style-name="P31"><text:s text:c="3"/>(println x)</text:p>
      <text:p text:style-name="P31"><text:s text:c="3"/></text:p>
      <text:p text:style-name="P31"><text:s text:c="3"/>(def x (not= 3 2))</text:p>
      <text:p text:style-name="P31"><text:s text:c="3"/>(println x)</text:p>
      <text:p text:style-name="P31"><text:s text:c="3"/></text:p>
      <text:p text:style-name="P31"><text:s text:c="3"/>(def x (&lt; 2 3))</text:p>
      <text:p text:style-name="P31"><text:s text:c="3"/>(println x)</text:p>
      <text:p text:style-name="P31"><text:s text:c="3"/></text:p>
      <text:p text:style-name="P31"><text:s text:c="3"/>(def x (&lt;= 2 3))</text:p>
      <text:p text:style-name="P31"><text:s text:c="3"/>(println x)</text:p>
      <text:p text:style-name="P31"><text:s text:c="3"/></text:p>
      <text:p text:style-name="P31"><text:s text:c="3"/>(def x (&gt; 3 2))</text:p>
      <text:p text:style-name="P31"><text:s text:c="3"/>(println x)</text:p>
      <text:p text:style-name="P31"><text:s text:c="3"/></text:p>
      <text:p text:style-name="P31"><text:s text:c="3"/>(def x (&gt;= 3 2))</text:p>
      <text:p text:style-name="P31"><text:s text:c="3"/>(println x))</text:p>
      <text:p text:style-name="P20">(Example)</text:p>
      <text:p text:style-name="P32">(ns clojure.examples.hello</text:p>
      <text:p text:style-name="P31"><text:s text:c="3"/>(:gen-class))</text:p>
      <text:p text:style-name="P31"/>
      <text:p text:style-name="P31">;; This program displays Hello World</text:p>
      <text:p text:style-name="P31">(defn Example []</text:p>
      <text:p text:style-name="P31"><text:s text:c="3"/>(def x (or true true))</text:p>
      <text:p text:style-name="P31"><text:s text:c="3"/>(println x)</text:p>
      <text:p text:style-name="P31"><text:soft-page-break/><text:s text:c="3"/></text:p>
      <text:p text:style-name="P31"><text:s text:c="3"/>(def x (and true false))</text:p>
      <text:p text:style-name="P31"><text:s text:c="3"/>(println x)</text:p>
      <text:p text:style-name="P31"><text:s text:c="3"/></text:p>
      <text:p text:style-name="P31"><text:s text:c="3"/>(def x (not true))</text:p>
      <text:p text:style-name="P31"><text:s text:c="3"/>(println x))</text:p>
      <text:p text:style-name="P20">(Example)</text:p>
      <text:p text:style-name="P32">(ns clojure.examples.hello</text:p>
      <text:p text:style-name="P31"><text:s text:c="3"/>(:gen-class))</text:p>
      <text:p text:style-name="P31"/>
      <text:p text:style-name="P31">;; This program displays Hello World</text:p>
      <text:p text:style-name="P31">(defn Example []</text:p>
      <text:p text:style-name="P31"><text:s text:c="3"/>(def x (bit-and 00111100 00001101))</text:p>
      <text:p text:style-name="P31"><text:s text:c="3"/>(println x)</text:p>
      <text:p text:style-name="P31"><text:s text:c="3"/></text:p>
      <text:p text:style-name="P31"><text:s text:c="3"/>(def x (bit-or 00111100 00001101))</text:p>
      <text:p text:style-name="P31"><text:s text:c="3"/>(println x)</text:p>
      <text:p text:style-name="P31"><text:s text:c="3"/></text:p>
      <text:p text:style-name="P31"><text:s text:c="3"/>(def x (bit-xor 00111100 00001101))</text:p>
      <text:p text:style-name="P31"><text:s text:c="3"/>(println x)) </text:p>
      <text:p text:style-name="P20">(Example)</text:p>
      <text:p text:style-name="P22">Loops</text:p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Sr.No.</text:p>
          </table:table-cell>
          <table:table-cell table:style-name="Table3.A1" office:value-type="string">
            <text:p text:style-name="P21">Loops &amp; Description</text:p>
          </table:table-cell>
        </table:table-row>
        <table:table-row>
          <table:table-cell table:style-name="Table3.A2" office:value-type="string">
            <text:p text:style-name="P26">1</text:p>
          </table:table-cell>
          <table:table-cell table:style-name="Table3.B2" office:value-type="string">
            <text:p text:style-name="P1"><text:a xlink:type="simple" xlink:href="https://www.tutorialspoint.com/clojure/clojure_while_statement.htm" text:style-name="Internet_20_link"><text:span text:style-name="T1">While Statement</text:span></text:a></text:p>
            <text:p text:style-name="P2">The <text:span text:style-name="T2">'while'</text:span> statement is executed by first evaluating the condition expression (a Boolean value), and if the result is true, then the statements in the while loop are executed.</text:p>
            <text:p text:style-name="P4"><text:span text:style-name="T3">(</text:span>ns clojure<text:span text:style-name="T3">.</text:span>examples<text:span text:style-name="T3">.</text:span>hello</text:p>
            <text:p text:style-name="P39"><text:span text:style-name="T3">(</text:span>defn <text:span text:style-name="T8">Example</text:span> <text:span text:style-name="T3">[]</text:span></text:p>
            <text:p text:style-name="P37"><text:s text:c="3"/><text:span text:style-name="T4">(</text:span><text:span text:style-name="T7">def</text:span><text:span text:style-name="T29"> x </text:span><text:span text:style-name="T4">(</text:span><text:span text:style-name="T29">atom </text:span><text:span text:style-name="T10">1</text:span><text:span text:style-name="T4">))</text:span></text:p>
            <text:p text:style-name="P37"><text:s text:c="3"/><text:span text:style-name="T4">(</text:span><text:span text:style-name="T7">while</text:span><text:span text:style-name="T29"> </text:span><text:span text:style-name="T4">(</text:span><text:span text:style-name="T29"> </text:span><text:span text:style-name="T4">&lt;</text:span><text:span text:style-name="T29"> </text:span><text:span text:style-name="T30">@</text:span><text:span text:style-name="T10">x</text:span><text:span text:style-name="T29"> </text:span><text:span text:style-name="T10">5</text:span><text:span text:style-name="T29"> </text:span><text:span text:style-name="T4">);;</text:span><text:span text:style-name="T5">while(a&lt;5)</text:span></text:p>
            <text:p text:style-name="P37"><text:s text:c="6"/><text:span text:style-name="T4">(</text:span><text:span text:style-name="T7">do</text:span></text:p>
            <text:p text:style-name="P44"><text:s text:c="9"/><text:span text:style-name="T4">(</text:span><text:span text:style-name="T29">println </text:span><text:span text:style-name="T10">@x</text:span><text:span text:style-name="T4">);;</text:span><text:span text:style-name="T6">(let[x 2]</text:span></text:p>
            <text:p text:style-name="P44"><text:soft-page-break/></text:p>
            <text:p text:style-name="P44"><text:span text:style-name="T6">)</text:span></text:p>
            <text:p text:style-name="P37"><text:s text:c="9"/><text:span text:style-name="T4">(</text:span><text:span text:style-name="T29">swap</text:span><text:span text:style-name="T4">!</text:span><text:span text:style-name="T29"> x inc</text:span><text:span text:style-name="T4">))))</text:span></text:p>
            <text:p text:style-name="P39"><text:span text:style-name="T3">(</text:span><text:span text:style-name="T8">Example</text:span><text:span text:style-name="T3">)</text:span></text:p>
            <text:p text:style-name="P2"/>
          </table:table-cell>
        </table:table-row>
        <table:table-row>
          <table:table-cell table:style-name="Table3.A3" office:value-type="string">
            <text:p text:style-name="P26">2</text:p>
          </table:table-cell>
          <table:table-cell table:style-name="Table3.B3" office:value-type="string">
            <text:p text:style-name="P1"><text:a xlink:type="simple" xlink:href="https://www.tutorialspoint.com/clojure/clojure_doseq_statement.htm" text:style-name="Internet_20_link"><text:span text:style-name="T1">Doseq Statement</text:span></text:a></text:p>
            <text:p text:style-name="P2">The ‘<text:span text:style-name="T2">doseq’</text:span> statement is similar to the ‘for each’ statement which is found in many other programming languages. The doseq statement is basically used to iterate over a sequence.</text:p>
            <text:p text:style-name="P4"><text:span text:style-name="T3">(</text:span>ns clojure<text:span text:style-name="T3">.</text:span>examples<text:span text:style-name="T3">.</text:span>hello</text:p>
            <text:p text:style-name="P39"><text:span text:style-name="T3">(</text:span>defn <text:span text:style-name="T8">Example</text:span> <text:span text:style-name="T3">[]</text:span></text:p>
            <text:p text:style-name="P37"><text:s text:c="3"/><text:span text:style-name="T4">(</text:span><text:span text:style-name="T29">doseq </text:span><text:span text:style-name="T4">[</text:span><text:span text:style-name="T29">n </text:span><text:span text:style-name="T4">[</text:span><text:span text:style-name="T10">0</text:span><text:span text:style-name="T29"> </text:span><text:span text:style-name="T10">1</text:span><text:span text:style-name="T29"> </text:span><text:span text:style-name="T10">2</text:span><text:span text:style-name="T4">]]</text:span></text:p>
            <text:p text:style-name="P37"><text:s text:c="3"/><text:span text:style-name="T4">(</text:span><text:span text:style-name="T29">println n</text:span><text:span text:style-name="T4">)))</text:span></text:p>
            <text:p text:style-name="P39"><text:span text:style-name="T3">(</text:span><text:span text:style-name="T8">Example</text:span><text:span text:style-name="T3">)</text:span></text:p>
            <text:p text:style-name="P2"/>
          </table:table-cell>
        </table:table-row>
        <table:table-row>
          <table:table-cell table:style-name="Table3.A4" office:value-type="string">
            <text:p text:style-name="P26">3</text:p>
          </table:table-cell>
          <table:table-cell table:style-name="Table3.B4" office:value-type="string">
            <text:p text:style-name="P1"><text:a xlink:type="simple" xlink:href="https://www.tutorialspoint.com/clojure/clojure_dotimes_statement.htm" text:style-name="Internet_20_link"><text:span text:style-name="T1">Dotimes Statement</text:span></text:a></text:p>
            <text:p text:style-name="P2">The ‘<text:span text:style-name="T2">dotimes’</text:span> statement is used to execute a statement ‘x’ number of times.</text:p>
            <text:p text:style-name="P4"><text:span text:style-name="T3">(</text:span>ns clojure<text:span text:style-name="T3">.</text:span>examples<text:span text:style-name="T3">.</text:span>hello</text:p>
            <text:p text:style-name="P39"><text:span text:style-name="T3">(</text:span>defn <text:span text:style-name="T8">Example</text:span> <text:span text:style-name="T3">[]</text:span></text:p>
            <text:p text:style-name="P37"><text:s text:c="3"/><text:span text:style-name="T4">(</text:span><text:span text:style-name="T29">dotimes </text:span><text:span text:style-name="T4">[</text:span><text:span text:style-name="T29">n </text:span><text:span text:style-name="T10">5</text:span><text:span text:style-name="T4">]</text:span></text:p>
            <text:p text:style-name="P37"><text:s text:c="3"/><text:span text:style-name="T4">(</text:span><text:span text:style-name="T29">println “</text:span><text:span text:style-name="T31">Hello</text:span><text:span text:style-name="T29">”</text:span><text:span text:style-name="T4">)))</text:span></text:p>
            <text:p text:style-name="P39"><text:soft-page-break/><text:span text:style-name="T3">(</text:span><text:span text:style-name="T8">Example</text:span><text:span text:style-name="T3">)</text:span></text:p>
            <text:p text:style-name="P2"/>
            <text:p text:style-name="P2"/>
          </table:table-cell>
        </table:table-row>
        <table:table-row>
          <table:table-cell table:style-name="Table3.A5" office:value-type="string">
            <text:p text:style-name="P26">4</text:p>
          </table:table-cell>
          <table:table-cell table:style-name="Table3.B5" office:value-type="string">
            <text:p text:style-name="P1"><text:a xlink:type="simple" xlink:href="https://www.tutorialspoint.com/clojure/clojure_loop_statement.htm" text:style-name="Internet_20_link"><text:span text:style-name="T1">Loop Statement</text:span></text:a></text:p>
            <text:p text:style-name="P3"/>
            <text:p text:style-name="P2">The loop special form is not like a ‘<text:span text:style-name="T2">for’</text:span> loop. The usage of loop is the same as the let binding. However, loop sets a recursion point</text:p>
            <text:p text:style-name="P4">(ns clojure.examples.hello</text:p>
            <text:p text:style-name="P37"><text:s/><text:span text:style-name="T29">(defn Example []</text:span></text:p>
            <text:p text:style-name="P37"><text:s text:c="3"/><text:span text:style-name="T29">(loop [x 10]</text:span></text:p>
            <text:p text:style-name="P37"><text:s text:c="6"/><text:span text:style-name="T29">(when (&gt; x 1)</text:span></text:p>
            <text:p text:style-name="P37"><text:s text:c="9"/><text:span text:style-name="T29">(println x)</text:span></text:p>
            <text:p text:style-name="P37"><text:s text:c="9"/><text:span text:style-name="T29">(recur (- x 2))))) </text:span></text:p>
            <text:p text:style-name="P39">(Example)</text:p>
            <text:p text:style-name="P2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Sr.No.</text:p>
          </table:table-cell>
          <table:table-cell table:style-name="Table4.A1" office:value-type="string">
            <text:p text:style-name="P21">Methods &amp; Description</text:p>
          </table:table-cell>
        </table:table-row>
        <table:table-row>
          <table:table-cell table:style-name="Table4.A2" office:value-type="string">
            <text:p text:style-name="P26">1</text:p>
          </table:table-cell>
          <table:table-cell table:style-name="Table4.B2" office:value-type="string">
            <text:p text:style-name="P1"><text:a xlink:type="simple" xlink:href="https://www.tutorialspoint.com/clojure/clojure_if_statement.htm" text:style-name="Internet_20_link"><text:span text:style-name="T1">If Statement</text:span></text:a></text:p>
            <text:p text:style-name="P2">In Clojure, the condition is an expression which evaluates it to be either true or false. <text:span text:style-name="T2">'If'</text:span> the condition is true, then statement#1 will be executed, else statement#2 will be executed.</text:p>
            <text:p text:style-name="P4"><text:soft-page-break/><text:span text:style-name="T3">(</text:span>ns clojure<text:span text:style-name="T3">.</text:span>examples<text:span text:style-name="T3">.</text:span>hello</text:p>
            <text:p text:style-name="P40"><text:span text:style-name="T33"><text:s text:c="2"/></text:span><text:span text:style-name="T35">(</text:span><text:span text:style-name="T34">defn </text:span><text:span text:style-name="T36">Example</text:span><text:span text:style-name="T34"> </text:span><text:span text:style-name="T35">[]</text:span><text:span text:style-name="T34"> </text:span><text:span text:style-name="T35">(</text:span></text:p>
            <text:p text:style-name="P37"><text:s text:c="3"/><text:span text:style-name="T7">if</text:span><text:span text:style-name="T29"> </text:span><text:span text:style-name="T4">(</text:span><text:span text:style-name="T29"> </text:span><text:span text:style-name="T4">=</text:span><text:span text:style-name="T29"> </text:span><text:span text:style-name="T10">2</text:span><text:span text:style-name="T29"> </text:span><text:span text:style-name="T10">2</text:span><text:span text:style-name="T4">)</text:span></text:p>
            <text:p text:style-name="P37"><text:s text:c="3"/><text:span text:style-name="T4">(</text:span><text:span text:style-name="T29">println </text:span><text:span text:style-name="T11">"Values are equal"</text:span><text:span text:style-name="T4">)</text:span></text:p>
            <text:p text:style-name="P37"><text:s text:c="3"/><text:span text:style-name="T4">(</text:span><text:span text:style-name="T29">println </text:span><text:span text:style-name="T11">"Values are not equal"</text:span><text:span text:style-name="T4">)))</text:span></text:p>
            <text:p text:style-name="P39"><text:span text:style-name="T3">(</text:span><text:span text:style-name="T8">Example</text:span><text:span text:style-name="T3">)</text:span></text:p>
            <text:p text:style-name="P2"/>
          </table:table-cell>
        </table:table-row>
        <table:table-row>
          <table:table-cell table:style-name="Table4.A3" office:value-type="string">
            <text:p text:style-name="P26">2</text:p>
          </table:table-cell>
          <table:table-cell table:style-name="Table4.B3" office:value-type="string">
            <text:p text:style-name="P1"><text:a xlink:type="simple" xlink:href="https://www.tutorialspoint.com/clojure/clojure_if_do_expression.htm" text:style-name="Internet_20_link"><text:span text:style-name="T1">If/do Expression</text:span></text:a></text:p>
            <text:p text:style-name="P2">The ‘<text:span text:style-name="T2">if-do’</text:span> expression in Clojure is used to allow multiple expressions to be executed for each branch of the ‘if’ statement.</text:p>
            <text:p text:style-name="P4"><text:span text:style-name="T3">(</text:span>ns clojure<text:span text:style-name="T3">.</text:span>examples<text:span text:style-name="T3">.</text:span>hello</text:p>
            <text:p text:style-name="P37"><text:s text:c="2"/></text:p>
            <text:p text:style-name="P39"><text:span text:style-name="T3">(</text:span>defn <text:span text:style-name="T8">Example</text:span> <text:span text:style-name="T3">[]</text:span> <text:span text:style-name="T3">(</text:span></text:p>
            <text:p text:style-name="P37"><text:s text:c="3"/><text:span text:style-name="T7">if</text:span><text:span text:style-name="T29"> </text:span><text:span text:style-name="T4">(=</text:span><text:span text:style-name="T29"> </text:span><text:span text:style-name="T10">2</text:span><text:span text:style-name="T29"> </text:span><text:span text:style-name="T10">2</text:span><text:span text:style-name="T4">)</text:span></text:p>
            <text:p text:style-name="P37"><text:s text:c="6"/><text:span text:style-name="T4">(</text:span><text:span text:style-name="T7">do</text:span><text:span text:style-name="T4">(</text:span><text:span text:style-name="T29">println </text:span><text:span text:style-name="T11">"Both the values are equal"</text:span><text:span text:style-name="T4">)</text:span></text:p>
            <text:p text:style-name="P37"><text:s text:c="9"/><text:span text:style-name="T4">(</text:span><text:span text:style-name="T29">println </text:span><text:span text:style-name="T11">"true"</text:span><text:span text:style-name="T4">))</text:span></text:p>
            <text:p text:style-name="P37"><text:s text:c="6"/><text:span text:style-name="T4">(</text:span><text:span text:style-name="T7">do</text:span><text:span text:style-name="T4">(</text:span><text:span text:style-name="T29">println </text:span><text:span text:style-name="T11">"Both the values are not equal"</text:span><text:span text:style-name="T4">)</text:span></text:p>
            <text:p text:style-name="P37"><text:s text:c="9"/><text:span text:style-name="T4">(</text:span><text:span text:style-name="T29">println </text:span><text:span text:style-name="T11">"false"</text:span><text:span text:style-name="T4">))))</text:span></text:p>
            <text:p text:style-name="P39"><text:span text:style-name="T3">(</text:span><text:span text:style-name="T8">Example</text:span><text:span text:style-name="T3">)</text:span></text:p>
            <text:p text:style-name="P2"/>
          </table:table-cell>
        </table:table-row>
        <table:table-row>
          <table:table-cell table:style-name="Table4.A4" office:value-type="string">
            <text:p text:style-name="P26">3</text:p>
          </table:table-cell>
          <table:table-cell table:style-name="Table4.B4" office:value-type="string">
            <text:p text:style-name="P1"><text:a xlink:type="simple" xlink:href="https://www.tutorialspoint.com/clojure/clojure_nested_if_statement.htm" text:style-name="Internet_20_link"><text:span text:style-name="T1">Nested If Statement</text:span></text:a></text:p>
            <text:p text:style-name="P2"><text:soft-page-break/>Multiple <text:span text:style-name="T2">'if'</text:span> statements embedded inside each other.</text:p>
            <text:p text:style-name="P4"><text:span text:style-name="T3">(</text:span>ns clojure<text:span text:style-name="T3">.</text:span>examples<text:span text:style-name="T3">.</text:span>hello</text:p>
            <text:p text:style-name="P37"><text:s text:c="2"/><text:span text:style-name="T4">(</text:span><text:span text:style-name="T29">defn </text:span><text:span text:style-name="T9">Example</text:span><text:span text:style-name="T29"> </text:span><text:span text:style-name="T4">[]</text:span><text:span text:style-name="T29"> </text:span><text:span text:style-name="T4">(</text:span></text:p>
            <text:p text:style-name="P37"><text:s text:c="3"/><text:span text:style-name="T7">if</text:span><text:span text:style-name="T29"> </text:span><text:span text:style-name="T4">(</text:span><text:span text:style-name="T29"> </text:span><text:span text:style-name="T7">and</text:span><text:span text:style-name="T29"> </text:span><text:span text:style-name="T4">(=</text:span><text:span text:style-name="T29"> </text:span><text:span text:style-name="T10">2</text:span><text:span text:style-name="T29"> </text:span><text:span text:style-name="T10">2</text:span><text:span text:style-name="T4">)</text:span><text:span text:style-name="T29"> </text:span><text:span text:style-name="T4">(=</text:span><text:span text:style-name="T29"> </text:span><text:span text:style-name="T10">3</text:span><text:span text:style-name="T29"> </text:span><text:span text:style-name="T10">3</text:span><text:span text:style-name="T4">))</text:span></text:p>
            <text:p text:style-name="P37"><text:s text:c="3"/><text:span text:style-name="T4">(</text:span><text:span text:style-name="T29">println </text:span><text:span text:style-name="T11">"Values are equal"</text:span><text:span text:style-name="T4">)</text:span></text:p>
            <text:p text:style-name="P37"><text:s text:c="3"/><text:span text:style-name="T4">(</text:span><text:span text:style-name="T29">println </text:span><text:span text:style-name="T11">"Values are not equal"</text:span><text:span text:style-name="T4">)))</text:span></text:p>
            <text:p text:style-name="P39"><text:span text:style-name="T3">(</text:span><text:span text:style-name="T8">Example</text:span><text:span text:style-name="T3">)</text:span></text:p>
            <text:p text:style-name="P2"/>
            <text:p text:style-name="P2"/>
          </table:table-cell>
        </table:table-row>
        <table:table-row>
          <table:table-cell table:style-name="Table4.A5" office:value-type="string">
            <text:p text:style-name="P26">4</text:p>
          </table:table-cell>
          <table:table-cell table:style-name="Table4.B5" office:value-type="string">
            <text:p text:style-name="P1"><text:a xlink:type="simple" xlink:href="https://www.tutorialspoint.com/clojure/clojure_case_statement.htm" text:style-name="Internet_20_link"><text:span text:style-name="T1">Case Statement</text:span></text:a></text:p>
            <text:p text:style-name="P2">Clojure offers the ‘<text:span text:style-name="T2">case’</text:span> statement which is similar to the ‘<text:span text:style-name="T2">switch’</text:span>statement available in the Java programming language.</text:p>
            <text:p text:style-name="P4"><text:span text:style-name="T3">(</text:span>ns clojure<text:span text:style-name="T3">.</text:span>examples<text:span text:style-name="T3">.</text:span>hello</text:p>
            <text:p text:style-name="P39"><text:span text:style-name="T3">(</text:span>defn <text:span text:style-name="T8">Example</text:span> <text:span text:style-name="T3">[]</text:span></text:p>
            <text:p text:style-name="P37"><text:s text:c="3"/><text:span text:style-name="T4">(</text:span><text:span text:style-name="T7">def</text:span><text:span text:style-name="T29"> x </text:span><text:span text:style-name="T10">5</text:span><text:span text:style-name="T4">)</text:span><text:span text:style-name="T29"> </text:span></text:p>
            <text:p text:style-name="P38"><text:s text:c="3"/><text:span text:style-name="T4">(</text:span><text:span text:style-name="T7">case</text:span><text:span text:style-name="T29"> x </text:span></text:p>
            <text:p text:style-name="P38"><text:span text:style-name="T10"><text:s text:c="7"/>5</text:span><text:span text:style-name="T29"> </text:span><text:span text:style-name="T4">(</text:span><text:span text:style-name="T29">println </text:span><text:span text:style-name="T11">"x is 5"</text:span><text:span text:style-name="T4">)</text:span></text:p>
            <text:p text:style-name="P37"><text:s text:c="6"/><text:span text:style-name="T10">10</text:span><text:span text:style-name="T29"> </text:span><text:span text:style-name="T4">(</text:span><text:span text:style-name="T29">println </text:span><text:span text:style-name="T11">"x is 10"</text:span><text:span text:style-name="T4">)</text:span></text:p>
            <text:p text:style-name="P37"><text:s text:c="6"/><text:span text:style-name="T4">(</text:span><text:span text:style-name="T29">println </text:span><text:span text:style-name="T11">"x is neither 5 nor 10"</text:span><text:span text:style-name="T4">)))</text:span></text:p>
            <text:p text:style-name="P39"><text:span text:style-name="T3">(</text:span><text:span text:style-name="T8">Example</text:span><text:span text:style-name="T3">)</text:span></text:p>
            <text:p text:style-name="P2"/>
          </table:table-cell>
        </table:table-row>
        <text:soft-page-break/>
        <table:table-row>
          <table:table-cell table:style-name="Table4.A6" office:value-type="string">
            <text:p text:style-name="P26">5</text:p>
          </table:table-cell>
          <table:table-cell table:style-name="Table4.B6" office:value-type="string">
            <text:p text:style-name="P1"><text:a xlink:type="simple" xlink:href="https://www.tutorialspoint.com/clojure/clojure_cond_statement.htm" text:style-name="Internet_20_link"><text:span text:style-name="T1">Cond Statement</text:span></text:a></text:p>
            <text:p text:style-name="P2">Clojure offers another evaluation statement called the ‘<text:span text:style-name="T2">cond’</text:span>statement. This statement takes a set of test/expression pairs.</text:p>
            <text:p text:style-name="P4"><text:span text:style-name="T3">(</text:span>ns clojure<text:span text:style-name="T3">.</text:span>examples<text:span text:style-name="T3">.</text:span>hello</text:p>
            <text:p text:style-name="P39"><text:span text:style-name="T3">(</text:span>defn <text:span text:style-name="T8">Example</text:span> <text:span text:style-name="T3">[]</text:span></text:p>
            <text:p text:style-name="P37"><text:s text:c="3"/><text:span text:style-name="T4">(</text:span><text:span text:style-name="T7">def</text:span><text:span text:style-name="T29"> x </text:span><text:span text:style-name="T10">5</text:span><text:span text:style-name="T4">)</text:span></text:p>
            <text:p text:style-name="P37"><text:s text:c="3"/><text:span text:style-name="T4">(</text:span><text:span text:style-name="T29">cond</text:span></text:p>
            <text:p text:style-name="P37"><text:s text:c="6"/><text:span text:style-name="T4">(=</text:span><text:span text:style-name="T29"> x </text:span><text:span text:style-name="T10">5</text:span><text:span text:style-name="T4">)</text:span><text:span text:style-name="T29"> </text:span><text:span text:style-name="T4">(</text:span><text:span text:style-name="T29">println </text:span><text:span text:style-name="T11">"x is 5"</text:span><text:span text:style-name="T4">)</text:span></text:p>
            <text:p text:style-name="P37"><text:s text:c="6"/><text:span text:style-name="T4">(=</text:span><text:span text:style-name="T29"> x </text:span><text:span text:style-name="T10">10</text:span><text:span text:style-name="T4">)(</text:span><text:span text:style-name="T29">println </text:span><text:span text:style-name="T11">"x is 10"</text:span><text:span text:style-name="T4">)</text:span></text:p>
            <text:p text:style-name="P37"><text:s text:c="6"/><text:span text:style-name="T4">:</text:span><text:span text:style-name="T7">else</text:span><text:span text:style-name="T29"> </text:span><text:span text:style-name="T4">(</text:span><text:span text:style-name="T29">println </text:span><text:span text:style-name="T11">"x is not defined"</text:span><text:span text:style-name="T4">)))</text:span></text:p>
            <text:p text:style-name="P39"><text:span text:style-name="T3">(</text:span><text:span text:style-name="T8">Example</text:span><text:span text:style-name="T3">)</text:span></text:p>
            <text:p text:style-name="P2"/>
          </table:table-cell>
        </table:table-row>
      </table:table>
      <text:p text:style-name="P22"/>
      <text:p text:style-name="P22"/>
      <text:h text:style-name="P41" text:outline-level="2">Number Tests</text:h>
      <text:p text:style-name="P27">The following test functions are available for numbers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Sr.No.</text:p>
          </table:table-cell>
          <table:table-cell table:style-name="Table5.A1" office:value-type="string">
            <text:p text:style-name="P21">Numbers &amp; Description</text:p>
          </table:table-cell>
        </table:table-row>
        <table:table-row>
          <table:table-cell table:style-name="Table5.A2" office:value-type="string">
            <text:p text:style-name="P26">1</text:p>
          </table:table-cell>
          <table:table-cell table:style-name="Table5.B2" office:value-type="string">
            <text:p text:style-name="P1"><text:a xlink:type="simple" xlink:href="https://www.tutorialspoint.com/clojure/clojure_zero.htm" text:style-name="Internet_20_link"><text:span text:style-name="T1">zero?</text:span></text:a></text:p>
            <text:p text:style-name="P2">Returns true if the number is zero, else false.</text:p>
          </table:table-cell>
        </table:table-row>
        <table:table-row>
          <table:table-cell table:style-name="Table5.A3" office:value-type="string">
            <text:p text:style-name="P26">2</text:p>
          </table:table-cell>
          <table:table-cell table:style-name="Table5.B3" office:value-type="string">
            <text:p text:style-name="P1"><text:a xlink:type="simple" xlink:href="https://www.tutorialspoint.com/clojure/clojure_pos.htm" text:style-name="Internet_20_link"><text:span text:style-name="T1">pos?</text:span></text:a></text:p>
            <text:p text:style-name="P2">Returns true if number is greater than zero, else false.</text:p>
          </table:table-cell>
        </table:table-row>
        <table:table-row>
          <table:table-cell table:style-name="Table5.A4" office:value-type="string">
            <text:p text:style-name="P26">3</text:p>
          </table:table-cell>
          <table:table-cell table:style-name="Table5.B4" office:value-type="string">
            <text:p text:style-name="P1"><text:a xlink:type="simple" xlink:href="https://www.tutorialspoint.com/clojure/clojure_neg.htm" text:style-name="Internet_20_link"><text:span text:style-name="T1">neg?</text:span></text:a></text:p>
            <text:p text:style-name="P2"><text:soft-page-break/>Returns true if number is less than zero, else false.</text:p>
          </table:table-cell>
        </table:table-row>
        <table:table-row>
          <table:table-cell table:style-name="Table5.A5" office:value-type="string">
            <text:p text:style-name="P26">4</text:p>
          </table:table-cell>
          <table:table-cell table:style-name="Table5.B5" office:value-type="string">
            <text:p text:style-name="P1"><text:a xlink:type="simple" xlink:href="https://www.tutorialspoint.com/clojure/clojure_even.htm" text:style-name="Internet_20_link"><text:span text:style-name="T1">even?</text:span></text:a></text:p>
            <text:p text:style-name="P2">Returns true if the number is even, and throws an exception if the number is not an integer.</text:p>
          </table:table-cell>
        </table:table-row>
        <table:table-row>
          <table:table-cell table:style-name="Table5.A6" office:value-type="string">
            <text:p text:style-name="P26">5</text:p>
          </table:table-cell>
          <table:table-cell table:style-name="Table5.B6" office:value-type="string">
            <text:p text:style-name="P1"><text:a xlink:type="simple" xlink:href="https://www.tutorialspoint.com/clojure/clojure_odd.htm" text:style-name="Internet_20_link"><text:span text:style-name="T1">odd?</text:span></text:a></text:p>
            <text:p text:style-name="P2">Returns true if the number is odd, and throws an exception if the number is not an integer.</text:p>
          </table:table-cell>
        </table:table-row>
        <table:table-row>
          <table:table-cell table:style-name="Table5.A7" office:value-type="string">
            <text:p text:style-name="P26">6</text:p>
          </table:table-cell>
          <table:table-cell table:style-name="Table5.B7" office:value-type="string">
            <text:p text:style-name="P1"><text:a xlink:type="simple" xlink:href="https://www.tutorialspoint.com/clojure/clojure_number.htm" text:style-name="Internet_20_link"><text:span text:style-name="T1">number?</text:span></text:a></text:p>
            <text:p text:style-name="P2">Returns true if the number is really a Number.</text:p>
          </table:table-cell>
        </table:table-row>
        <table:table-row>
          <table:table-cell table:style-name="Table5.A8" office:value-type="string">
            <text:p text:style-name="P26">7</text:p>
          </table:table-cell>
          <table:table-cell table:style-name="Table5.B8" office:value-type="string">
            <text:p text:style-name="P1"><text:a xlink:type="simple" xlink:href="https://www.tutorialspoint.com/clojure/clojure_integer.htm" text:style-name="Internet_20_link"><text:span text:style-name="T1">integer?</text:span></text:a></text:p>
            <text:p text:style-name="P2">Returns true if the number is an integer.</text:p>
          </table:table-cell>
        </table:table-row>
        <table:table-row>
          <table:table-cell table:style-name="Table5.A9" office:value-type="string">
            <text:p text:style-name="P26">8</text:p>
          </table:table-cell>
          <table:table-cell table:style-name="Table5.B9" office:value-type="string">
            <text:p text:style-name="P1"><text:a xlink:type="simple" xlink:href="https://www.tutorialspoint.com/clojure/clojure_float.htm" text:style-name="Internet_20_link"><text:span text:style-name="T1">float?</text:span></text:a></text:p>
            <text:p text:style-name="P2">Returns true if the number is a float.</text:p>
          </table:table-cell>
        </table:table-row>
      </table:table>
      <text:p text:style-name="P22"/>
      <text:p text:style-name="P22"/>
      <text:p text:style-name="P23">Functions</text:p>
      <text:p text:style-name="P23"/>
      <text:p text:style-name="P23">Function definition:</text:p>
      <text:p text:style-name="P29"><text:span text:style-name="Source_20_Text"><text:span text:style-name="T14">(defn greet <text:s/>[name] <text:s/>(str "Hello, " name) )</text:span></text:span></text:p>
      <text:p text:style-name="P29"><text:span text:style-name="Source_20_Text"><text:span text:style-name="T23">Function Call</text:span></text:span></text:p>
      <text:p text:style-name="P29"><text:span text:style-name="Source_20_Text"><text:span text:style-name="T14">(greet "students")</text:span></text:span></text:p>
      <text:p text:style-name="P29"/>
      <text:p text:style-name="P36">Implicit function declaration</text:p>
      <text:p text:style-name="P36"/>
      <text:p text:style-name="P30"><text:span text:style-name="Source_20_Text"><text:span text:style-name="T22">(def hello2 #(str "Hello " %1))</text:span></text:span></text:p>
      <text:h text:style-name="P42" text:outline-level="3"><text:bookmark text:name="_multi_arity_functions"/><text:span text:style-name="Source_20_Text"><text:span text:style-name="T23">Multi-arity functions</text:span></text:span></text:h>
      <text:p text:style-name="P29"><text:span text:style-name="Source_20_Text"><text:span text:style-name="T14">(defn messenger</text:span></text:span></text:p>
      <text:p text:style-name="Preformatted_20_Text"><text:span text:style-name="Source_20_Text"><text:span text:style-name="T23"><text:s text:c="2"/>([] <text:s text:c="4"/>(messenger "Hello world!"))</text:span></text:span></text:p>
      <text:p text:style-name="P5"><text:span text:style-name="Source_20_Text"><text:span text:style-name="T23"><text:s text:c="2"/>([msg] <text:s/>(println msg)))</text:span></text:span></text:p>
      <text:p text:style-name="P29"><text:soft-page-break/><text:span text:style-name="Source_20_Text"><text:span text:style-name="T14">user=&gt; (messenger)</text:span></text:span></text:p>
      <text:p text:style-name="Preformatted_20_Text"><text:span text:style-name="Source_20_Text"><text:span text:style-name="T23"/></text:span></text:p>
      <text:p text:style-name="P31"/>
      <text:p text:style-name="Preformatted_20_Text"><text:span text:style-name="Source_20_Text"><text:span text:style-name="T23">user=&gt; (messenger "Hello class!")</text:span></text:span></text:p>
      <text:p text:style-name="P28"><text:span text:style-name="Source_20_Text"><text:span text:style-name="T14"/></text:span></text:p>
      <text:p text:style-name="P23"/>
      <text:h text:style-name="P43" text:outline-level="3"><text:bookmark text:name="_variadic_functions"/>Variadic functions</text:h>
      <text:p text:style-name="P33"><text:span text:style-name="Source_20_Text"><text:span text:style-name="T12">(defn hello [greeting &amp; who]</text:span></text:span></text:p>
      <text:p text:style-name="P5"><text:span text:style-name="Source_20_Text"><text:span text:style-name="T23"><text:s text:c="2"/>(println greeting who))</text:span></text:span></text:p>
      <text:p text:style-name="P33"><text:span text:style-name="Source_20_Text"><text:span text:style-name="T12">(hello "Hello" "world" "class")</text:span></text:span></text:p>
      <text:p text:style-name="P7"><text:span text:style-name="Source_20_Text"><text:span text:style-name="T13"/></text:span></text:p>
      <text:h text:style-name="P43" text:outline-level="3"><text:bookmark text:name="_anonymous_functions"/>Anonymous Functions</text:h>
      <text:p text:style-name="P33"><text:span text:style-name="Source_20_Text"><text:span text:style-name="T12">(fn <text:s/>[message] <text:s/>(println message) )</text:span></text:span></text:p>
      <text:p text:style-name="P33"/>
      <text:p text:style-name="P33">(defn Example []</text:p>
      <text:p text:style-name="P31"><text:s text:c="3"/>( (fn [x] (* 2 x) ) <text:s/>2 ) )</text:p>
      <text:p text:style-name="P6">(Example)</text:p>
      <text:p text:style-name="P35">Let Binding</text:p>
      <text:p text:style-name="P35"><text:span text:style-name="Source_20_Text"><text:span text:style-name="T13">(let [x 1</text:span></text:span></text:p>
      <text:p text:style-name="Preformatted_20_Text"><text:span text:style-name="Source_20_Text"><text:span text:style-name="T14"><text:s text:c="6"/>y 2]</text:span></text:span></text:p>
      <text:p text:style-name="P5"><text:span text:style-name="Source_20_Text"><text:span text:style-name="T14"><text:s text:c="2"/>(+ x y))</text:span></text:span></text:p>
      <text:p text:style-name="P19"><text:span text:style-name="Source_20_Text"><text:span text:style-name="T14">(defn messenger [msg]</text:span></text:span></text:p>
      <text:p text:style-name="P19"><text:span text:style-name="Source_20_Text"><text:span text:style-name="T23"><text:s text:c="2"/>(let [a 7</text:span></text:span></text:p>
      <text:p text:style-name="Preformatted_20_Text"><text:span text:style-name="Source_20_Text"><text:span text:style-name="T23"><text:s text:c="8"/>b 5</text:span></text:span></text:p>
      <text:p text:style-name="Preformatted_20_Text"><text:span text:style-name="Source_20_Text"><text:span text:style-name="T23"><text:s text:c="8"/>c (clojure.string/capitalize msg)]</text:span></text:span></text:p>
      <text:p text:style-name="Preformatted_20_Text"><text:span text:style-name="Source_20_Text"><text:span text:style-name="T23"><text:s text:c="4"/>(println a b c)</text:span></text:span></text:p>
      <text:p text:style-name="Preformatted_20_Text"><text:span text:style-name="Source_20_Text"><text:span text:style-name="T23"><text:s text:c="2"/>) ;; end of let scope</text:span></text:span></text:p>
      <text:p text:style-name="P5"><text:span text:style-name="Source_20_Text"><text:span text:style-name="T23">) ;; end of function</text:span></text:span></text:p>
      <text:p text:style-name="P19"><text:span text:style-name="Source_20_Text"><text:span text:style-name="T24"/></text:span></text:p>
      <text:p text:style-name="P15"><text:span text:style-name="Source_20_Text"><text:span text:style-name="T26">Strings</text:span></text:span></text:p>
      <text:p text:style-name="P11"><text:span text:style-name="Source_20_Text"><text:span text:style-name="T25">(defn hello-world []</text:span></text:span></text:p>
      <text:p text:style-name="P31"><text:s text:c="3"/>(println (compare "Hello" "hello"))</text:p>
      <text:p text:style-name="P31"><text:s text:c="3"/>(println (compare "Hello" "Hello")))</text:p>
      <text:p text:style-name="P6">(hello-world)</text:p>
      <text:p text:style-name="P6">(defn hello-world []</text:p>
      <text:p text:style-name="P31"><text:s text:c="3"/>(println (clojure.string/replace "<text:span text:style-name="T32">HTC India</text:span>" #"<text:span text:style-name="T32">India</text:span>"</text:p>
      <text:p text:style-name="P31"><text:s text:c="6"/>"<text:span text:style-name="T32">Global</text:span>")))</text:p>
      <text:p text:style-name="P6">(hello-world)</text:p>
      <text:p text:style-name="P11"><text:soft-page-break/></text:p>
      <text:p text:style-name="P11"><text:span text:style-name="Source_20_Text"><text:span text:style-name="T25">Vector </text:span></text:span></text:p>
      <text:p text:style-name="P12"><text:span text:style-name="Source_20_Text"><text:span text:style-name="T16">(</text:span></text:span><text:span text:style-name="Source_20_Text"><text:span text:style-name="T15">get ["abc" false 99] 0)</text:span></text:span></text:p>
      <text:p text:style-name="P12"><text:span text:style-name="Source_20_Text"><text:span text:style-name="T15">(count [1 2 3])</text:span></text:span></text:p>
      <text:p text:style-name="P13"><text:span text:style-name="Source_20_Text"><text:span text:style-name="T17">Immutable Vector</text:span></text:span></text:p>
      <text:p text:style-name="P13"><text:span text:style-name="Source_20_Text"><text:span text:style-name="T17">(def v [1 2 3])</text:span></text:span></text:p>
      <text:p text:style-name="P13"><text:span text:style-name="Source_20_Text"><text:span text:style-name="T17">(conj v 4 5 6)</text:span></text:span></text:p>
      <text:p text:style-name="P14"><text:span text:style-name="Source_20_Text"><text:span text:style-name="T27">List</text:span></text:span></text:p>
      <text:p text:style-name="P14"><text:span text:style-name="Source_20_Text"><text:span text:style-name="T19">(def <text:s/>l (1,2,3))</text:span></text:span></text:p>
      <text:p text:style-name="P14"><text:span text:style-name="Source_20_Text"><text:span text:style-name="T18">(println (first (list 1 2,3))))</text:span></text:span></text:p>
      <text:p text:style-name="P14"><text:span text:style-name="Source_20_Text"><text:span text:style-name="T18">(println (rest (list 1 2,3)))</text:span></text:span></text:p>
      <text:p text:style-name="P16"><text:span text:style-name="Source_20_Text"><text:span text:style-name="T18">(let [m {:1 1 :2 2 :3 3 :4 4}] (map list (keys m) (vals m)))</text:span></text:span></text:p>
      <text:p text:style-name="P16"><text:span text:style-name="Source_20_Text"><text:span text:style-name="T18">(let [x 1 y 2]</text:span></text:span></text:p>
      <text:p text:style-name="P16"><text:span text:style-name="Source_20_Text"><text:span text:style-name="T18"><text:s text:c="2"/>(list x y))</text:span></text:span></text:p>
      <text:p text:style-name="P16"><text:span text:style-name="Source_20_Text"><text:span text:style-name="T18">(let [x 1 y 2]</text:span></text:span></text:p>
      <text:p text:style-name="P16"><text:span text:style-name="Source_20_Text"><text:span text:style-name="T18">'(x y))</text:span></text:span></text:p>
      <text:p text:style-name="P17"><text:span text:style-name="Source_20_Text"><text:span text:style-name="T28">Set</text:span></text:span></text:p>
      <text:p text:style-name="P17"><text:span text:style-name="Source_20_Text"><text:span text:style-name="T20"><text:s/>(println (get (set '(3 2 1)) 2)</text:span></text:span></text:p>
      <text:p text:style-name="P17"><text:span text:style-name="Source_20_Text"><text:span text:style-name="T20"><text:s/>(println (set/difference #{1 2} #{2 3}))</text:span></text:span></text:p>
      <text:p text:style-name="P17"><text:span text:style-name="Source_20_Text"><text:span text:style-name="T20"><text:s/>(println (disj (set '(3 2 1)) 2))</text:span></text:span></text:p>
      <text:p text:style-name="P8">Map</text:p>
      <text:p text:style-name="P9">(def demokeys (hash-map "z" "1" "b" "2" "a" "3"))</text:p>
      <text:p text:style-name="P10">(println (keys demokeys))</text:p>
      <text:p text:style-name="P10">(println (vals demokeys))</text:p>
      <text:p text:style-name="P9">(println demokeys)</text:p>
      <text:p text:style-name="P9"/>
      <text:p text:style-name="P18"><text:soft-page-break/><text:span text:style-name="Source_20_Text"><text:span text:style-name="T21">(def demokeys (hash-map "z" 1 "b" 2 "a" 3))</text:span></text:span></text:p>
      <text:p text:style-name="P18"><text:span text:style-name="Source_20_Text"><text:span text:style-name="T21">(def demonew (set/map-invert demokeys)</text:span></text:span></text:p>
      <text:p text:style-name="P18"><text:span text:style-name="Source_20_Text"><text:span text:style-name="T21">(println demonew)</text:span></text:span></text:p>
      <text:p text:style-name="P5"><text:span text:style-name="Source_20_Text"><text:span text:style-name="T14"/></text:span></text:p>
      <text:p text:style-name="P35"/>
      <text:p text:style-name="P3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5:18:10.23</meta:creation-date>
    <meta:generator>LibreOffice/4.2.4.2$Windows_x86 LibreOffice_project/63150712c6d317d27ce2db16eb94c2f3d7b699f8</meta:generator>
    <dc:date>2018-02-06T11:45:37.369000000</dc:date>
    <meta:editing-duration>P5DT19H9M22S</meta:editing-duration>
    <meta:editing-cycles>22</meta:editing-cycles>
    <meta:document-statistic meta:table-count="5" meta:image-count="0" meta:object-count="0" meta:page-count="12" meta:paragraph-count="307" meta:word-count="1114" meta:character-count="6520" meta:non-whitespace-character-count="5253"/>
  </office:meta>
</office:document-meta>
</file>